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444" officeooo:paragraph-rsid="000ce444"/>
    </style:style>
    <style:style style:name="P2" style:family="paragraph" style:parent-style-name="Standard">
      <style:text-properties officeooo:rsid="000e9b26" officeooo:paragraph-rsid="000e9b26"/>
    </style:style>
    <style:style style:name="P3" style:family="paragraph" style:parent-style-name="Standard">
      <style:text-properties fo:font-weight="bold" officeooo:rsid="000fb7a2" officeooo:paragraph-rsid="000fb7a2" style:font-weight-asian="bold" style:font-weight-complex="bold"/>
    </style:style>
    <style:style style:name="P4" style:family="paragraph" style:parent-style-name="Standard">
      <style:text-properties fo:font-weight="normal" officeooo:rsid="000fb7a2" officeooo:paragraph-rsid="000fb7a2" style:font-weight-asian="normal" style:font-weight-complex="normal"/>
    </style:style>
    <style:style style:name="P5" style:family="paragraph" style:parent-style-name="Standard">
      <style:text-properties fo:font-weight="normal" officeooo:rsid="00115baa" officeooo:paragraph-rsid="00115baa" style:font-weight-asian="normal" style:font-weight-complex="normal"/>
    </style:style>
    <style:style style:name="P6" style:family="paragraph" style:parent-style-name="Standard">
      <style:text-properties fo:font-weight="normal" officeooo:rsid="0013058b" officeooo:paragraph-rsid="0013058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even = true if n=0</text:p>
      <text:p text:style-name="P1"><text:tab/>=is_odd(n-1) otehrwise</text:p>
      <text:p text:style-name="P1"/>
      <text:p text:style-name="P1">is_odd=false if n=0</text:p>
      <text:p text:style-name="P1"><text:tab/>=iseven(n-1) otherwise </text:p>
      <text:p text:style-name="P1"/>
      <text:p text:style-name="P1"/>
      <text:p text:style-name="P1"/>
      <text:p text:style-name="P1">use and to deifne functions in one line.</text:p>
      <text:p text:style-name="P1"><text:tab/>F1 and F2</text:p>
      <text:p text:style-name="P1"/>
      <text:p text:style-name="P1"/>
      <text:p text:style-name="P2">print list odd using mutual exclusive</text:p>
      <text:p text:style-name="P2"><text:tab/>pickfirst and drop first </text:p>
      <text:p text:style-name="P2"/>
      <text:p text:style-name="P2"/>
      <text:p text:style-name="P2"/>
      <text:p text:style-name="P2"/>
      <text:p text:style-name="P3">Records</text:p>
      <text:p text:style-name="P3"/>
      <text:p text:style-name="P4">unions, cardinality, tuples:(product type)</text:p>
      <text:p text:style-name="P5">you cant update records else make copies of it.</text:p>
      <text:p text:style-name="P5"/>
      <text:p text:style-name="P6">Module and structs : keeping recrds in modules to avoid conf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8:11:43.036351191</meta:creation-date>
    <dc:date>2018-02-14T09:26:48.245000545</dc:date>
    <meta:editing-duration>PT2M56S</meta:editing-duration>
    <meta:editing-cycles>1</meta:editing-cycles>
    <meta:document-statistic meta:table-count="0" meta:image-count="0" meta:object-count="0" meta:page-count="1" meta:paragraph-count="12" meta:word-count="58" meta:character-count="360" meta:non-whitespace-character-count="308"/>
    <meta:generator>LibreOffice/5.1.6.2$Linux_X86_64 LibreOffice_project/10m0$Build-2</meta:generator>
  </office:meta>
</office:document-meta>
</file>